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/>
    <style:font-face style:name="StarSymbol" svg:font-family="StarSymbol" style:font-charset="x-symbol"/>
  </office:font-face-decls>
  <office:automatic-styles>
    <style:style style:name="Tableau1" style:family="table">
      <style:table-properties style:width="17.648cm" fo:margin-left="-0.042cm" table:align="left"/>
    </style:style>
    <style:style style:name="Tableau1.A" style:family="table-column">
      <style:table-column-properties style:column-width="5.927cm"/>
    </style:style>
    <style:style style:name="Tableau1.B" style:family="table-column">
      <style:table-column-properties style:column-width="5.847cm"/>
    </style:style>
    <style:style style:name="Tableau1.C" style:family="table-column">
      <style:table-column-properties style:column-width="5.87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justify" style:justify-single-word="false"/>
      <style:text-properties style:text-underline-style="non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 style:list-style-name="L1">
      <style:paragraph-properties fo:text-align="justify" style:justify-single-word="false"/>
    </style:style>
    <style:style style:name="P7" style:family="paragraph" style:parent-style-name="Standard" style:list-style-name="L2">
      <style:paragraph-properties fo:text-align="justify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rsid="0017892e" officeooo:paragraph-rsid="0017892e"/>
    </style:style>
    <style:style style:name="T1" style:family="text">
      <style:text-properties officeooo:rsid="0014c863"/>
    </style:style>
    <style:style style:name="T2" style:family="text">
      <style:text-properties officeooo:rsid="0016ee3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 : ConfigurationFile</text:p>
      <text:p text:style-name="P1"/>
      <text:p text:style-name="P2">Goals: </text:p>
      <text:list text:style-name="L1">
        <text:list-item>
          <text:p text:style-name="P6">Simplify the cell population current process in CPOP.</text:p>
        </text:list-item>
      </text:list>
      <text:p text:style-name="P1"/>
      <text:p text:style-name="P1"/>
      <text:p text:style-name="P2">Features:</text:p>
      <text:list text:style-name="L2">
        <text:list-item>
          <text:p text:style-name="P7">Build a visualisation OFF file of the population before and after the simulation.</text:p>
        </text:list-item>
        <text:list-item>
          <text:p text:style-name="P7">Build a XML file of the population before and after the simulation.</text:p>
        </text:list-item>
      </text:list>
      <text:p text:style-name="P1"/>
      <text:p text:style-name="P1"/>
      <text:p text:style-name="P2">Usage:</text:p>
      <text:p text:style-name="P1">Command : ./generatePopulation -<text:span text:style-name="T2">f</text:span> config.<text:span text:style-name="T2">cfg</text:span> <text:s/><text:span text:style-name="T2">[-vis]</text:span></text:p>
      <text:p text:style-name="P1">Output: the command creates XML and OFF population files before and after simulation.</text:p>
      <text:p text:style-name="P1"/>
      <text:p text:style-name="P1"/>
      <text:p text:style-name="P2">Configuration file content :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4">Parameter name</text:p>
          </table:table-cell>
          <table:table-cell table:style-name="Tableau1.A1" office:value-type="string">
            <text:p text:style-name="P4">Description</text:p>
          </table:table-cell>
          <table:table-cell table:style-name="Tableau1.C1" office:value-type="string">
            <text:p text:style-name="P4">Value or range of values</text:p>
          </table:table-cell>
        </table:table-row>
        <table:table-row>
          <table:table-cell table:style-name="Tableau1.A2" table:number-columns-spanned="3" office:value-type="string">
            <text:p text:style-name="P5">Unit system</text:p>
          </table:table-cell>
          <table:covered-table-cell/>
          <table:covered-table-cell/>
        </table:table-row>
        <table:table-row>
          <table:table-cell table:style-name="Tableau1.A3" office:value-type="string">
            <text:p text:style-name="P4">metricSystem</text:p>
          </table:table-cell>
          <table:table-cell table:style-name="Tableau1.B3" office:value-type="string">
            <text:p text:style-name="P4">Unit of the metric system</text:p>
          </table:table-cell>
          <table:table-cell table:style-name="Tableau1.C3" office:value-type="string">
            <text:p text:style-name="P4">Centimeter | Millimeter | Micrometer | Nanometer</text:p>
          </table:table-cell>
        </table:table-row>
        <table:table-row>
          <table:table-cell table:style-name="Tableau1.A2" table:number-columns-spanned="3" office:value-type="string">
            <text:p text:style-name="P5">Cell properties</text:p>
          </table:table-cell>
          <table:covered-table-cell/>
          <table:covered-table-cell/>
        </table:table-row>
        <table:table-row>
          <table:table-cell table:style-name="Tableau1.A5" office:value-type="string">
            <text:p text:style-name="P4">nucleusRadius</text:p>
          </table:table-cell>
          <table:table-cell table:style-name="Tableau1.B5" office:value-type="string">
            <text:p text:style-name="P4">Radius of the nucleus (in metricSystem)</text:p>
          </table:table-cell>
          <table:table-cell table:style-name="Tableau1.C5" office:value-type="string">
            <text:p text:style-name="P4">minRadius </text:p>
            <text:p text:style-name="P4">maxRadius</text:p>
          </table:table-cell>
        </table:table-row>
        <table:table-row>
          <table:table-cell table:style-name="Tableau1.A5" office:value-type="string">
            <text:p text:style-name="P4">membraneRadius</text:p>
          </table:table-cell>
          <table:table-cell table:style-name="Tableau1.B5" office:value-type="string">
            <text:p text:style-name="P4">Radius of the cell (in metricSystem)</text:p>
          </table:table-cell>
          <table:table-cell table:style-name="Tableau1.C5" office:value-type="string">
            <text:p text:style-name="P4"><text:span text:style-name="T1">m</text:span>inRadius</text:p>
            <text:p text:style-name="P4"><text:s/>maxRadius</text:p>
          </table:table-cell>
        </table:table-row>
        <table:table-row>
          <table:table-cell table:style-name="Tableau1.A5" office:value-type="string">
            <text:p text:style-name="P4">cytoplasmMaterials</text:p>
          </table:table-cell>
          <table:table-cell table:style-name="Tableau1.B5" office:value-type="string">
            <text:p text:style-name="P4">Materials composing the cytoplasm</text:p>
          </table:table-cell>
          <table:table-cell table:style-name="Tableau1.C5" office:value-type="string">
            <text:p text:style-name="P4">G4_WATER</text:p>
          </table:table-cell>
        </table:table-row>
        <table:table-row>
          <table:table-cell table:style-name="Tableau1.A5" office:value-type="string">
            <text:p text:style-name="P4">nucleusMaterials</text:p>
          </table:table-cell>
          <table:table-cell table:style-name="Tableau1.B5" office:value-type="string">
            <text:p text:style-name="P4">Materials composing the nucleus</text:p>
          </table:table-cell>
          <table:table-cell table:style-name="Tableau1.C5" office:value-type="string">
            <text:p text:style-name="P4">G4_WATER</text:p>
          </table:table-cell>
        </table:table-row>
        <table:table-row>
          <table:table-cell table:style-name="Tableau1.A2" table:number-columns-spanned="3" office:value-type="string">
            <text:p text:style-name="P5">Spheroid properties</text:p>
          </table:table-cell>
          <table:covered-table-cell/>
          <table:covered-table-cell/>
        </table:table-row>
        <table:table-row>
          <table:table-cell table:style-name="Tableau1.A5" office:value-type="string">
            <text:p text:style-name="P4">internalRadius</text:p>
          </table:table-cell>
          <table:table-cell table:style-name="Tableau1.B5" office:value-type="string">
            <text:p text:style-name="P4">Internal radius of the spheroid (in metricSystem)</text:p>
          </table:table-cell>
          <table:table-cell table:style-name="Tableau1.C5" office:value-type="string">
            <text:p text:style-name="P4">value</text:p>
          </table:table-cell>
        </table:table-row>
        <table:table-row>
          <table:table-cell table:style-name="Tableau1.A5" office:value-type="string">
            <text:p text:style-name="P4">externalRadius</text:p>
          </table:table-cell>
          <table:table-cell table:style-name="Tableau1.B5" office:value-type="string">
            <text:p text:style-name="P4">External radius of the spheroid (in metricSystem)</text:p>
          </table:table-cell>
          <table:table-cell table:style-name="Tableau1.C5" office:value-type="string">
            <text:p text:style-name="P4">value</text:p>
          </table:table-cell>
        </table:table-row>
        <table:table-row>
          <table:table-cell table:style-name="Tableau1.A5" office:value-type="string">
            <text:p text:style-name="P4">nbCell</text:p>
          </table:table-cell>
          <table:table-cell table:style-name="Tableau1.B5" office:value-type="string">
            <text:p text:style-name="P4">Number of cells composing the spheroid</text:p>
          </table:table-cell>
          <table:table-cell table:style-name="Tableau1.C5" office:value-type="string">
            <text:p text:style-name="P4">Value</text:p>
            <text:p text:style-name="P4"/>
          </table:table-cell>
        </table:table-row>
        <table:table-row>
          <table:table-cell table:style-name="Tableau1.A5" office:value-type="string">
            <text:p text:style-name="P9">gridDistribution</text:p>
          </table:table-cell>
          <table:table-cell table:style-name="Tableau1.B5" office:value-type="string">
            <text:p text:style-name="P9">Boolean to distribute cells in grid</text:p>
          </table:table-cell>
          <table:table-cell table:style-name="Tableau1.C5" office:value-type="string">
            <text:p text:style-name="P9">Bool value</text:p>
          </table:table-cell>
        </table:table-row>
        <table:table-row>
          <table:table-cell table:style-name="Tableau1.A2" table:number-columns-spanned="3" office:value-type="string">
            <text:p text:style-name="P5">Mesh properties</text:p>
          </table:table-cell>
          <table:covered-table-cell/>
          <table:covered-table-cell/>
        </table:table-row>
        <table:table-row>
          <table:table-cell table:style-name="Tableau1.A5" office:value-type="string">
            <text:p text:style-name="P4">maxNumberOfFacetPerCell</text:p>
          </table:table-cell>
          <table:table-cell table:style-name="Tableau1.B5" office:value-type="string">
            <text:p text:style-name="P4">Maximum number of facets to represent round cells</text:p>
          </table:table-cell>
          <table:table-cell table:style-name="Tableau1.C5" office:value-type="string">
            <text:p text:style-name="P4">value</text:p>
          </table:table-cell>
        </table:table-row>
        <text:soft-page-break/>
        <table:table-row>
          <table:table-cell table:style-name="Tableau1.A2" table:number-columns-spanned="3" office:value-type="string">
            <text:p text:style-name="P5">Force properties</text:p>
          </table:table-cell>
          <table:covered-table-cell/>
          <table:covered-table-cell/>
        </table:table-row>
        <table:table-row>
          <table:table-cell table:style-name="Tableau1.A5" office:value-type="string">
            <text:p text:style-name="P4">ratioToStableLength</text:p>
          </table:table-cell>
          <table:table-cell table:style-name="Tableau1.B5" office:value-type="string">
            <text:p text:style-name="P4">Ratio of elastic length</text:p>
          </table:table-cell>
          <table:table-cell table:style-name="Tableau1.C5" office:value-type="string">
            <text:p text:style-name="P4">value</text:p>
          </table:table-cell>
        </table:table-row>
        <table:table-row>
          <table:table-cell table:style-name="Tableau1.A5" office:value-type="string">
            <text:p text:style-name="P4">rigidity</text:p>
          </table:table-cell>
          <table:table-cell table:style-name="Tableau1.B5" office:value-type="string">
            <text:p text:style-name="P4">Intensity of the force</text:p>
          </table:table-cell>
          <table:table-cell table:style-name="Tableau1.C5" office:value-type="string">
            <text:p text:style-name="P4">value</text:p>
          </table:table-cell>
        </table:table-row>
        <table:table-row>
          <table:table-cell table:style-name="Tableau1.A2" table:number-columns-spanned="3" office:value-type="string">
            <text:p text:style-name="P5">Simulation properties</text:p>
          </table:table-cell>
          <table:covered-table-cell/>
          <table:covered-table-cell/>
        </table:table-row>
        <table:table-row>
          <table:table-cell table:style-name="Tableau1.A5" office:value-type="string">
            <text:p text:style-name="P4">duration</text:p>
          </table:table-cell>
          <table:table-cell table:style-name="Tableau1.B5" office:value-type="string">
            <text:p text:style-name="P4">Total duration of the simulation (in seconds)</text:p>
          </table:table-cell>
          <table:table-cell table:style-name="Tableau1.C5" office:value-type="string">
            <text:p text:style-name="P4">value</text:p>
          </table:table-cell>
        </table:table-row>
        <table:table-row>
          <table:table-cell table:style-name="Tableau1.A5" office:value-type="string">
            <text:p text:style-name="P4">numberOfAgentToExecute</text:p>
          </table:table-cell>
          <table:table-cell table:style-name="Tableau1.B5" office:value-type="string">
            <text:p text:style-name="P4">Number of agents to execute per step</text:p>
          </table:table-cell>
          <table:table-cell table:style-name="Tableau1.C5" office:value-type="string">
            <text:p text:style-name="P4">value</text:p>
          </table:table-cell>
        </table:table-row>
        <table:table-row>
          <table:table-cell table:style-name="Tableau1.A5" office:value-type="string">
            <text:p text:style-name="P4">displacementThreshold</text:p>
          </table:table-cell>
          <table:table-cell table:style-name="Tableau1.B5" office:value-type="string">
            <text:p text:style-name="P4">Maximum displacement of cells for each step stimulation (in metricSystem)</text:p>
          </table:table-cell>
          <table:table-cell table:style-name="Tableau1.C5" office:value-type="string">
            <text:p text:style-name="P4">value</text:p>
          </table:table-cell>
        </table:table-row>
        <table:table-row>
          <table:table-cell table:style-name="Tableau1.A23" office:value-type="string">
            <text:p text:style-name="P4">stepDuration</text:p>
          </table:table-cell>
          <table:table-cell table:style-name="Tableau1.B23" office:value-type="string">
            <text:p text:style-name="P4">Duration of a step (in second) </text:p>
          </table:table-cell>
          <table:table-cell table:style-name="Tableau1.C23" office:value-type="string">
            <text:p text:style-name="P4">value</text:p>
          </table:table-cell>
        </table:table-row>
      </table:table>
      <text:p text:style-name="P1"><text:s/></text:p>
      <text:p text:style-name="P1"/>
      <text:p text:style-name="P2">Configuration file template :</text:p>
      <text:p text:style-name="P3">This is an example of a configuration file containing all available properties.</text:p>
      <text:p text:style-name="P3"/>
      <text:p text:style-name="P3"># Configuration file template </text:p>
      <text:p text:style-name="P3"># This is a comment </text:p>
      <text:p text:style-name="P3"/>
      <text:p text:style-name="P3"># The configuration file is split into sections </text:p>
      <text:p text:style-name="P3">[UnitProperties] </text:p>
      <text:p text:style-name="P3">metricSystem = Centimeter | Millimeter | Micrometer | Nanometer </text:p>
      <text:p text:style-name="P3"/>
      <text:p text:style-name="P3">[CellProperties] </text:p>
      <text:p text:style-name="P3">nucleusRadius <text:s text:c="4"/>= minRadius maxRadius </text:p>
      <text:p text:style-name="P3">membraneRadius <text:s text:c="3"/>= minRadius maxRadius </text:p>
      <text:p text:style-name="P3">cytoplasmMaterials = G4_WATER </text:p>
      <text:p text:style-name="P3">nucleusMaterials <text:s text:c="2"/>= G4_WATER </text:p>
      <text:p text:style-name="P3"/>
      <text:p text:style-name="P3">[SpheroidProperties] </text:p>
      <text:p text:style-name="P3">internalRadius = radius </text:p>
      <text:p text:style-name="P3">externalRadius = radius </text:p>
      <text:p text:style-name="P3">nbCell <text:s text:c="8"/>= numberOfCells </text:p>
      <text:p text:style-name="P3"/>
      <text:p text:style-name="P3">[MeshProperties] </text:p>
      <text:p text:style-name="P3">maxNumberOfFacetPerCell = number </text:p>
      <text:p text:style-name="P3"/>
      <text:p text:style-name="P3">[ForceProperties] </text:p>
      <text:p text:style-name="P3">ratioToStableLength = ratio </text:p>
      <text:p text:style-name="P3">rigidity <text:s text:c="11"/>= value </text:p>
      <text:p text:style-name="P3"/>
      <text:p text:style-name="P3"># Time is given in second </text:p>
      <text:p text:style-name="P3">[SimulationProperties] </text:p>
      <text:p text:style-name="P3">duration <text:s text:c="14"/>= durationTime </text:p>
      <text:p text:style-name="P3"><text:soft-page-break/>numberOfAgentTOExecute = numberOfAgentPerStep </text:p>
      <text:p text:style-name="P3">displacementThreshold <text:s/>= threshold </text:p>
      <text:p text:style-name="P3">stepDuration <text:s text:c="10"/>= duration</text:p>
      <text:p text:style-name="P3"/>
      <text:p text:style-name="P3"/>
      <text:p text:style-name="P3"/>
      <text:p text:style-name="P3"/>
      <text:p text:style-name="P2">Configuration file example :</text:p>
      <text:p text:style-name="P3">This is the configuration file applied to the table 2 in the article « CPOP : an open source C++ Cell POPulation modeler for radiation biology applications »</text:p>
      <text:p text:style-name="P3"/>
      <text:p text:style-name="P3">[UnitProperties] </text:p>
      <text:p text:style-name="P3">metricSystem = Micrometer </text:p>
      <text:p text:style-name="P3"/>
      <text:p text:style-name="P3">[CellProperties] </text:p>
      <text:p text:style-name="P3">nucleusRadius <text:s text:c="4"/>= 4.6 6.6 </text:p>
      <text:p text:style-name="P3">membraneRadius <text:s text:c="3"/>= 7.35 9.85 </text:p>
      <text:p text:style-name="P3">cytoplasmMaterials = G4_WATER </text:p>
      <text:p text:style-name="P3">nucleusMaterials <text:s text:c="2"/>= G4_WATER </text:p>
      <text:p text:style-name="P3"/>
      <text:p text:style-name="P3">[SpheroidProperties] </text:p>
      <text:p text:style-name="P3">internalRadius = 0 </text:p>
      <text:p text:style-name="P3">externalRadius = 225 </text:p>
      <text:p text:style-name="P3">nbCell <text:s text:c="8"/>= 18124 </text:p>
      <text:p text:style-name="P3"/>
      <text:p text:style-name="P3">[MeshProperties] </text:p>
      <text:p text:style-name="P3">maxNumberOfFacetPerCell = 300 </text:p>
      <text:p text:style-name="P3"/>
      <text:p text:style-name="P3">[ForceProperties] </text:p>
      <text:p text:style-name="P3">ratioToStableLength = 0.7 </text:p>
      <text:p text:style-name="P3">rigidity <text:s text:c="11"/>= 0.002 </text:p>
      <text:p text:style-name="P3"/>
      <text:p text:style-name="P3"># Time is given in second </text:p>
      <text:p text:style-name="P3">[SimulationProperties] </text:p>
      <text:p text:style-name="P3">duration <text:s text:c="14"/>= 600 </text:p>
      <text:p text:style-name="P3">numberOfAgentTOExecute = 100 </text:p>
      <text:p text:style-name="P3">displacementThreshold <text:s/>= 0.5 </text:p>
      <text:p text:style-name="P3">stepDuration <text:s text:c="10"/>= 1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/>
    <style:font-face style:name="StarSymbol" svg:font-family="StarSymbol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roid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xel </meta:initial-creator>
    <meta:creation-date>2018-04-04T10:33:43</meta:creation-date>
    <dc:date>2025-02-18T10:43:52.648551883</dc:date>
    <meta:editing-duration>PT2H1M17S</meta:editing-duration>
    <meta:editing-cycles>47</meta:editing-cycles>
    <meta:generator>LibreOffice/7.4.7.2$Linux_X86_64 LibreOffice_project/40$Build-2</meta:generator>
    <meta:document-statistic meta:table-count="1" meta:image-count="0" meta:object-count="0" meta:page-count="3" meta:paragraph-count="121" meta:word-count="412" meta:character-count="3174" meta:non-whitespace-character-count="2728"/>
  </office:meta>
</office:document-meta>
</file>